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background-color="#111111">
        <style:background-image/>
      </style:paragraph-properties>
      <style:text-properties fo:font-size="10.5pt" style:font-size-asian="10.5pt" style:font-size-complex="10.5pt"/>
    </style:style>
    <style:style style:name="P3" style:family="paragraph" style:parent-style-name="Standard">
      <style:paragraph-properties fo:background-color="#cccccc">
        <style:background-image/>
      </style:paragraph-properties>
      <style:text-properties fo:color="#a9b7c6" style:font-name="JetBrains Mono" fo:font-size="10.5pt" fo:background-color="#2b2b2b" style:font-size-asian="10.5pt" style:font-size-complex="10.5pt"/>
    </style:style>
    <style:style style:name="T1" style:family="text">
      <style:text-properties fo:color="#cc7832"/>
    </style:style>
    <style:style style:name="T2" style:family="text">
      <style:text-properties fo:color="#6a8759"/>
    </style:style>
    <style:style style:name="T3" style:family="text">
      <style:text-properties fo:color="#808080"/>
    </style:style>
    <style:style style:name="T4" style:family="text">
      <style:text-properties fo:color="#6897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BOX ACTIONS</text:p>
      <text:p text:style-name="P1"/>
      <text:p text:style-name="P3"><text:span text:style-name="T1">package </text:span>SeleniumDemo<text:span text:style-name="T1">;<text:line-break/><text:line-break/>import </text:span>org.openqa.selenium.By<text:span text:style-name="T1">;<text:line-break/>import </text:span>org.openqa.selenium.JavascriptExecutor<text:span text:style-name="T1">;<text:line-break/>import </text:span>org.openqa.selenium.WebDriver<text:span text:style-name="T1">;<text:line-break/>import </text:span>org.openqa.selenium.WebElement<text:span text:style-name="T1">;<text:line-break/>import </text:span>org.openqa.selenium.chrome.ChromeDriver<text:span text:style-name="T1">;<text:line-break/>import </text:span>org.openqa.selenium.interactions.Actions<text:span text:style-name="T1">;<text:line-break/><text:line-break/>import </text:span>java.util.concurrent.TimeUnit<text:span text:style-name="T1">;<text:line-break/><text:line-break/>public class </text:span>Inputtextdemo {<text:line-break/> <text:s text:c="2"/><text:span text:style-name="T1">public static void </text:span>main(String[] args) <text:span text:style-name="T1">throws </text:span>InterruptedException {<text:line-break/> <text:s text:c="6"/>System.setProperty(<text:span text:style-name="T2">"WebDriver.chrome.driver"</text:span><text:span text:style-name="T1">,</text:span><text:span text:style-name="T2">"C:</text:span><text:span text:style-name="T1">\\</text:span><text:span text:style-name="T2">Users</text:span><text:span text:style-name="T1">\\</text:span><text:span text:style-name="T2">pc</text:span><text:span text:style-name="T1">\\</text:span><text:span text:style-name="T2">Downloads</text:span><text:span text:style-name="T1">\\</text:span><text:span text:style-name="T2">chromedriver_win32</text:span><text:span text:style-name="T1">\\</text:span><text:span text:style-name="T2">chromedriver.exe"</text:span>)<text:span text:style-name="T1">;<text:line-break/> <text:s text:c="6"/></text:span>WebDriver driver=<text:span text:style-name="T1">new </text:span>ChromeDriver()<text:span text:style-name="T1">;<text:line-break/> <text:s text:c="6"/></text:span>driver.get(<text:span text:style-name="T2">"https://letcode.in/test"</text:span>)<text:span text:style-name="T1">; </text:span><text:span text:style-name="T3">//Opening the url<text:line-break/><text:line-break/> <text:s text:c="6"/>//driver.manage().timeouts().implicitlyWait(5, TimeUnit.SECONDS);<text:line-break/><text:line-break/> <text:s text:c="6"/></text:span>driver.manage().window().maximize()<text:span text:style-name="T1">;<text:line-break/> <text:s text:c="6"/></text:span>driver.findElement(By.id(<text:span text:style-name="T2">"testing"</text:span>)).click()<text:span text:style-name="T1">; </text:span><text:span text:style-name="T3">//Clicking on Workspace<text:line-break/> <text:s text:c="6"/></text:span>driver.findElement(By.className(<text:span text:style-name="T2">"card-footer-item"</text:span>)).click()<text:span text:style-name="T1">;</text:span><text:span text:style-name="T3">// Going to input option clicking edit<text:line-break/><text:line-break/> <text:s text:c="6"/></text:span>Thread.sleep(<text:span text:style-name="T4">3000</text:span>)<text:span text:style-name="T1">;<text:line-break/><text:line-break/> <text:s text:c="6"/></text:span>WebElement name=driver.findElement(By.id(<text:span text:style-name="T2">"fullName"</text:span>))<text:span text:style-name="T1">;<text:line-break/> <text:s text:c="6"/></text:span>name.sendKeys(<text:span text:style-name="T2">"Hari Vinay"</text:span>)<text:span text:style-name="T1">;</text:span><text:span text:style-name="T3">//to enter the text<text:line-break/><text:line-break/> <text:s text:c="6"/></text:span>Thread.sleep(<text:span text:style-name="T4">3000</text:span>)<text:span text:style-name="T1">;<text:line-break/><text:line-break/> <text:s text:c="6"/></text:span>WebElement replace=driver.findElement(By.id(<text:span text:style-name="T2">"join"</text:span>))<text:span text:style-name="T1">;<text:line-break/> <text:s text:c="6"/></text:span>replace.sendKeys(<text:span text:style-name="T2">" agent in MIB"</text:span>)<text:span text:style-name="T1">;</text:span><text:span text:style-name="T3">// to add extra text to the existing <text:s text:c="2"/>text<text:line-break/><text:line-break/> <text:s text:c="6"/></text:span>Thread.sleep(<text:span text:style-name="T4">3000</text:span>)<text:span text:style-name="T1">;<text:line-break/><text:line-break/> <text:s text:c="6"/></text:span>String value = driver.findElement(By.id(<text:span text:style-name="T2">"getMe"</text:span>)).getAttribute(<text:span text:style-name="T2">"value"</text:span>)<text:span text:style-name="T1">;<text:line-break/> <text:s text:c="6"/></text:span>System.out.println(<text:span text:style-name="T2">"Text in the box is= "</text:span>+value)<text:span text:style-name="T1">; <text:s text:c="3"/></text:span><text:span text:style-name="T3">//displaying the text<text:line-break/><text:line-break/> <text:s text:c="6"/></text:span>Thread.sleep(<text:span text:style-name="T4">3000</text:span>)<text:span text:style-name="T1">;<text:line-break/><text:line-break/> <text:s text:c="6"/></text:span>WebElement clearBox =driver.findElement(By.id(<text:span text:style-name="T2">"clearMe"</text:span>))<text:span text:style-name="T1">;<text:line-break/> <text:s text:c="6"/></text:span>clearBox.clear()<text:span text:style-name="T1">;</text:span><text:span text:style-name="T3">//clearing the text<text:line-break/><text:line-break/> <text:s text:c="6"/></text:span>Thread.sleep(<text:span text:style-name="T4">3000</text:span>)<text:span text:style-name="T1">;<text:line-break/><text:line-break/> <text:s text:c="6"/></text:span>WebElement disabledBox= driver.findElement(By.id(<text:span text:style-name="T2">"noEdit"</text:span>))<text:span text:style-name="T1">;<text:line-break/> <text:s text:c="6"/>boolean </text:span>enable=disabledBox.isEnabled()<text:span text:style-name="T1">;<text:line-break/> <text:s text:c="6"/></text:span>System.out.println(<text:span text:style-name="T2">"Is it enabled= "</text:span>+enable)<text:span text:style-name="T1">; </text:span><text:span text:style-name="T3">//Checking if the text box is enabled<text:line-break/></text:span><text:soft-page-break/><text:span text:style-name="T3"><text:line-break/> <text:s text:c="6"/></text:span>Thread.sleep(<text:span text:style-name="T4">3000</text:span>)<text:span text:style-name="T1">;<text:line-break/><text:line-break/> <text:s text:c="6"/></text:span>WebElement confirm=driver.findElement(By.id(<text:span text:style-name="T2">"dontwrite"</text:span>))<text:span text:style-name="T1">;<text:line-break/> <text:s text:c="6"/></text:span>String readOnly= confirm.getAttribute(<text:span text:style-name="T2">"value"</text:span>)<text:span text:style-name="T1">;<text:line-break/> <text:s text:c="6"/></text:span>System.out.println(readOnly)<text:span text:style-name="T1">;<text:line-break/> <text:s text:c="6"/></text:span>driver.findElement(By.id(<text:span text:style-name="T2">"dontwrite"</text:span>)).sendKeys(readOnly+ <text:span text:style-name="T2">"Yes it is"</text:span>)<text:span text:style-name="T1">;</text:span><text:span text:style-name="T3">//trying to check if its readonly<text:line-break/><text:line-break/><text:line-break/><text:line-break/> <text:s text:c="2"/></text:span>}<text:line-break/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6T21:53:53.96</meta:creation-date>
    <meta:document-statistic meta:table-count="0" meta:image-count="0" meta:object-count="0" meta:page-count="2" meta:paragraph-count="2" meta:word-count="132" meta:character-count="2156"/>
    <dc:date>2023-07-26T22:10:27.83</dc:date>
    <dc:creator>Hari Shankar</dc:creator>
    <meta:editing-duration>PT1M22S</meta:editing-duration>
    <meta:editing-cycles>1</meta:editing-cycles>
    <meta:generator>OpenOffice/4.1.14$Win32 OpenOffice.org_project/4114m1$Build-9811</meta:generator>
  </office:meta>
</office:document-meta>
</file>